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Aconitum v2</text:p>
          </table:table-cell>
          <table:table-cell table:style-name="ce4" office:value-type="float" office:value="2025">
            <text:p>202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ual mixer and Noise sourc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RESISTORS</text:p>
          </table:table-cell>
          <table:table-cell table:style-name="ce3" office:value-type="string">
            <text:p>VALUE</text:p>
          </table:table-cell>
          <table:table-cell table:style-name="ce4" office:value-type="string">
            <text:p>#</text:p>
          </table:table-cell>
          <table:table-cell table:style-name="ce3"/>
        </table:table-row>
        <table:table-row table:style-name="ro1">
          <table:table-cell office:value-type="string">
            <text:p>r1, r2, r4, r5, r6, r7, r8, r10, r11, </text:p>
          </table:table-cell>
          <table:table-cell/>
          <table:table-cell table:style-name="Default"/>
          <table:table-cell table:style-name="ce7"/>
        </table:table-row>
        <table:table-row table:style-name="ro1">
          <table:table-cell office:value-type="string">
            <text:p>r12, r13, r14, r15, r17, r23, r26</text:p>
          </table:table-cell>
          <table:table-cell office:value-type="string">
            <text:p>100k</text:p>
          </table:table-cell>
          <table:table-cell office:value-type="float" office:value="16">
            <text:p>16</text:p>
          </table:table-cell>
          <table:table-cell table:style-name="ce7"/>
        </table:table-row>
        <table:table-row table:style-name="ro1">
          <table:table-cell office:value-type="string">
            <text:p>r3, r16, r24, r25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15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1</text:p>
          </table:table-cell>
          <table:table-cell office:value-type="string">
            <text:p>47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2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7</text:p>
          </table:table-cell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CAPACITORS</text:p>
          </table:table-cell>
          <table:table-cell table:number-columns-repeated="3"/>
        </table:table-row>
        <table:table-row table:style-name="ro1">
          <table:table-cell office:value-type="string">
            <text:p>c1, c6, c7, c17</text:p>
          </table:table-cell>
          <table:table-cell office:value-type="string">
            <text:p>10u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2, c3, c11, c12</text:p>
          </table:table-cell>
          <table:table-cell office:value-type="string">
            <text:p>47pF code 4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uF code 1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5, c8, c9, c10</text:p>
          </table:table-cell>
          <table:table-cell office:value-type="string">
            <text:p>100nF code 10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nF code 1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office:value-type="string">
            <text:p>2.2nF code 2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16</text:p>
          </table:table-cell>
          <table:table-cell office:value-type="string">
            <text:p>5.6nF code 5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office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>
            <text:p>d1, d2</text:p>
          </table:table-cell>
          <table:table-cell office:value-type="string">
            <text:p>1n400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IC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u1, </text:p>
          </table:table-cell>
          <table:table-cell office:value-type="string">
            <text:p>TL074 + 14pin so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TL072 + 8pin so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RANSISTOR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BC5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>
            <text:p>IN1, IN2, IN3, IN4, IN5, IN6, OUT1, OUT2</text:p>
          </table:table-cell>
          <table:table-cell office:value-type="string">
            <text:p>Thonkiconn jacks + nut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IX2, MIX2, MIX3, MIX4, MIX5, MIX6</text:p>
          </table:table-cell>
          <table:table-cell office:value-type="string">
            <text:p>b100k 9mm vertical potmeter + nu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Knobs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V1</text:p>
          </table:table-cell>
          <table:table-cell table:style-name="ce6" office:value-type="string">
            <text:p>10pin shrouded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H (noise routing)</text:p>
          </table:table-cell>
          <table:table-cell office:value-type="string">
            <text:p>4pin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mpers (enable noise on channel 3)</text:p>
          </table:table-cell>
          <table:table-cell office:value-type="string">
            <text:p>2p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crews</text:p>
          </table:table-cell>
          <table:table-cell office:value-type="string">
            <text:p>6mm m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cable </text:p>
          </table:table-cell>
          <table:table-cell office:value-type="string">
            <text:p>10p to 16p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www.reverselandfill.org</text:p>
          </table:table-cell>
          <table:table-cell table:number-columns-repeated="3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4">04-09-2025</text:date>, <text:time>11:56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4:48:01.98</meta:creation-date>
    <dc:date>2025-09-04T11:56:33.99</dc:date>
    <meta:editing-duration>PT2H12M27S</meta:editing-duration>
    <meta:editing-cycles>10</meta:editing-cycles>
    <meta:generator>OpenOffice/4.1.15$Win32 OpenOffice.org_project/4115m2$Build-9813</meta:generator>
    <meta:print-date>2019-03-05T19:31:29.83</meta:print-date>
    <meta:document-statistic meta:table-count="3" meta:cell-count="93" meta:object-count="0"/>
  </office:meta>
</office:document-meta>
</file>